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7.86mm" fo:margin-left="30.92mm" table:align="left" style:writing-mode="lr-tb"/>
    </style:style>
    <style:style style:name="Table1.A" style:family="table-column">
      <style:table-column-properties style:column-width="77.86mm"/>
    </style:style>
    <style:style style:name="Table1.1" style:family="table-row">
      <style:table-row-properties style:row-height="36.94mm" fo:keep-together="auto"/>
    </style:style>
    <style:style style:name="Table1.A1" style:family="table-cell">
      <style:table-cell-properties fo:padding="0mm" fo:border="0.85pt solid #000001"/>
    </style:style>
    <style:style style:name="P1" style:family="paragraph" style:parent-style-name="Frame_20_contents">
      <style:paragraph-properties fo:margin-left="2.54mm" fo:margin-right="0mm" fo:margin-top="0.64mm" fo:margin-bottom="2.12mm" fo:line-height="82%" fo:text-indent="0mm" style:auto-text-indent="false"/>
    </style:style>
    <style:style style:name="P2" style:family="paragraph" style:parent-style-name="Frame_20_contents">
      <style:paragraph-properties fo:margin-top="6.35mm" fo:margin-bottom="2.12mm" fo:line-height="85%" fo:text-align="center" style:justify-single-word="false"/>
    </style:style>
    <style:style style:name="P3" style:family="paragraph" style:parent-style-name="Frame_20_contents">
      <style:paragraph-properties fo:margin-top="6.99mm" fo:margin-bottom="1.27mm"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top="0mm" fo:margin-bottom="1.27mm" fo:line-height="87%" fo:text-align="center" style:justify-single-word="false"/>
    </style:style>
    <style:style style:name="P6" style:family="paragraph" style:parent-style-name="Standard">
      <style:paragraph-properties fo:margin-top="5.08mm" fo:margin-bottom="0mm" fo:line-height="85%"/>
    </style:style>
    <style:style style:name="P7" style:family="paragraph" style:parent-style-name="Standard">
      <style:paragraph-properties fo:margin-left="45.72mm" fo:margin-right="0mm" fo:margin-top="3.81mm" fo:margin-bottom="0mm" fo:line-height="112%" fo:text-indent="0mm" style:auto-text-indent="false"/>
    </style:style>
    <style:style style:name="P8" style:family="paragraph" style:parent-style-name="Standard">
      <style:paragraph-properties fo:margin-top="3.18mm" fo:margin-bottom="0mm"/>
    </style:style>
    <style:style style:name="P9" style:family="paragraph" style:parent-style-name="Standard">
      <style:paragraph-properties fo:margin-top="7.62mm" fo:margin-bottom="0mm"/>
    </style:style>
    <style:style style:name="P10" style:family="paragraph" style:parent-style-name="Standard">
      <style:paragraph-properties fo:margin-top="7.62mm" fo:margin-bottom="0mm" fo:line-height="110%"/>
    </style:style>
    <style:style style:name="P11" style:family="paragraph" style:parent-style-name="Standard">
      <style:paragraph-properties fo:margin-top="6.99mm" fo:margin-bottom="0mm"/>
    </style:style>
    <style:style style:name="P12" style:family="paragraph" style:parent-style-name="Standard">
      <style:paragraph-properties fo:margin-left="7.62mm" fo:margin-right="0mm" fo:margin-top="19.05mm" fo:margin-bottom="0mm" fo:line-height="255%" fo:text-indent="2.54mm" style:auto-text-indent="false">
        <style:tab-stops>
          <style:tab-stop style:position="24.94mm" style:type="right"/>
          <style:tab-stop style:position="66.6mm" style:leader-style="dotted" style:leader-text="."/>
          <style:tab-stop style:position="76.25mm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10.16mm" fo:margin-right="0mm" fo:margin-top="6.99mm" fo:margin-bottom="16.51mm" fo:text-indent="0mm" style:auto-text-indent="false">
        <style:tab-stops>
          <style:tab-stop style:position="24.94mm" style:type="right"/>
          <style:tab-stop style:position="41.52mm" style:leader-style="dotted" style:leader-text="."/>
          <style:tab-stop style:position="78.74mm" style:leader-style="dotted" style:leader-text="."/>
          <style:tab-stop style:position="91.18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0mm" fo:margin-right="0.64mm" fo:margin-top="1.27mm" fo:margin-bottom="0mm" fo:line-height="115%" fo:text-align="end" style:justify-single-word="false" fo:text-indent="0mm" style:auto-text-indent="false"/>
    </style:style>
    <style:style style:name="P15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Times New Roman" fo:font-size="11.5pt" fo:letter-spacing="-0.46mm" fo:font-weight="bold" style:font-size-asian="11.5pt" style:font-weight-asian="bold"/>
    </style:style>
    <style:style style:name="T3" style:family="text">
      <style:text-properties fo:color="#000000" style:font-name="Courier New" fo:font-size="9.5pt" fo:letter-spacing="-0.18mm" fo:font-weight="bold" style:font-size-asian="9.5pt" style:font-weight-asian="bold"/>
    </style:style>
    <style:style style:name="T4" style:family="text">
      <style:text-properties fo:color="#000000" style:font-name="Courier New" fo:font-size="9.5pt" fo:letter-spacing="-0.53mm" fo:font-weight="bold" style:font-size-asian="9.5pt" style:font-weight-asian="bold"/>
    </style:style>
    <style:style style:name="T5" style:family="text">
      <style:text-properties fo:color="#000000" style:font-name="Courier New" fo:font-size="9.5pt" fo:letter-spacing="-0.28mm" fo:font-weight="bold" style:font-size-asian="9.5pt" style:font-weight-asian="bold"/>
    </style:style>
    <style:style style:name="T6" style:family="text">
      <style:text-properties fo:color="#000000" style:font-name="Courier New" fo:font-size="9.5pt" fo:letter-spacing="-0.35mm" fo:font-weight="bold" style:font-size-asian="9.5pt" style:font-weight-asian="bold"/>
    </style:style>
    <style:style style:name="T7" style:family="text">
      <style:text-properties fo:color="#000000" style:font-name="Courier New" fo:font-size="9.5pt" fo:letter-spacing="-0.51mm" fo:font-weight="bold" style:font-size-asian="9.5pt" style:font-weight-asian="bold"/>
    </style:style>
    <style:style style:name="T8" style:family="text">
      <style:text-properties fo:color="#000000" style:font-name="Courier New" fo:font-size="9.5pt" fo:letter-spacing="-0.32mm" fo:font-weight="bold" style:font-size-asian="9.5pt" style:font-weight-asian="bold"/>
    </style:style>
    <style:style style:name="T9" style:family="text">
      <style:text-properties fo:color="#000000" style:font-name="Courier New" fo:font-size="9.5pt" fo:letter-spacing="-0.41mm" fo:font-weight="bold" style:font-size-asian="9.5pt" style:font-weight-asian="bold"/>
    </style:style>
    <style:style style:name="T10" style:family="text">
      <style:text-properties fo:color="#000000" style:font-name="Courier New" fo:font-size="9.5pt" fo:letter-spacing="-0.46mm" fo:font-weight="bold" style:font-size-asian="9.5pt" style:font-weight-asian="bold"/>
    </style:style>
    <style:style style:name="T11" style:family="text">
      <style:text-properties fo:color="#000000" style:font-name="Courier New" fo:font-size="9.5pt" fo:letter-spacing="-0.42mm" fo:font-weight="bold" style:font-size-asian="9.5pt" style:font-weight-asian="bold"/>
    </style:style>
    <style:style style:name="T12" style:family="text">
      <style:text-properties fo:color="#000000" style:font-name="Arial" fo:font-size="22pt" fo:letter-spacing="-0.11mm" fo:font-weight="bold" style:font-size-asian="22pt" style:font-weight-asian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gr1" style:family="graphic">
      <style:graphic-properties draw:stroke="solid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6mm" svg:stroke-color="#000000" draw:stroke-linejoin="round" draw:fill="solid" draw:fill-color="#ffffff" fo:min-height="0.02mm" fo:min-width="0.02mm" fo:padding-top="0.28mm" fo:padding-bottom="0.28mm" fo:padding-left="0.28mm" fo:padding-right="0.2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1">THE COMPANIES ACT </text:span></text:p>
            <text:p text:style-name="P4"><text:span text:style-name="T1">(CHAPTER 5O)</text:span></text:p>
            <text:p text:style-name="P4"><text:span text:style-name="T1">THE COMPANIES REGULATIONS </text:span></text:p>
            <text:p text:style-name="P4"><text:span text:style-name="T1">REGULATION 76</text:span></text:p>
            <text:p text:style-name="P4"><text:span text:style-name="T1">NOTICE <text:s/>TO CREDITORS OF A COMPANY UNDER</text:span></text:p>
            <text:p text:style-name="P5"><text:span text:style-name="T1">JUDICIAL MANAGEMENT TO PROCE DEBT OR CLAIM</text:span></text:p>
          </table:table-cell>
        </table:table-row>
      </table:table>
      <text:p text:style-name="P6"><draw:frame draw:style-name="fr1" text:anchor-type="paragraph" svg:x="146.67mm" svg:y="3.86mm" svg:width="14.11mm" svg:height="30.11mm" draw:z-index="0"><draw:text-box><text:p text:style-name="P1"><text:span text:style-name="T3">Form</text:span></text:p><text:p text:style-name="P2"><text:span text:style-name="T12">63U</text:span></text:p><text:p text:style-name="P3"><text:span text:style-name="T4">Folio No.</text:span></text:p></draw:text-box></draw:frame><text:span text:style-name="T3">To:<text:line-break/><text:line-break/></text:span></text:p>
      <text:p text:style-name="P6"><text:span text:style-name="T5">Name of Cavany:</text:span></text:p>
      <text:p text:style-name="P7"><text:span text:style-name="T4">(Under judicial management)</text:span></text:p>
      <text:p text:style-name="P8"><text:span text:style-name="T6">Company No:</text:span></text:p>
      <text:p text:style-name="P10"><text:span text:style-name="T7">Name of judicial manager giving this notice:</text:span></text:p>
      <text:p text:style-name="P9"><text:span text:style-name="T4">Name of company / firm:</text:span></text:p>
      <text:p text:style-name="P11"><text:span text:style-name="T8">Address:</text:span></text:p>
      <text:p text:style-name="P12"><text:span text:style-name="T9">I/We, the abovenamed</text:span><text:bookmark text:name="_GoBack"/><text:span text:style-name="T9"> judicial manager(s) hereby give notice that you are </text:span><text:span text:style-name="T4">required to establish your claim to the satisfaction of the Court on or before the <text:line-break/></text:span><text:span text:style-name="T3"><text:tab/>day of <text:tab/> <text:tab/></text:span></text:p>
      <text:p text:style-name="P13"><text:span text:style-name="T3"><text:tab/></text:span><text:span text:style-name="T10">Dated this <text:tab/></text:span><text:span text:style-name="T11">day of <text:tab/></text:span><text:span text:style-name="T5">. <text:tab/></text:span></text:p>
      <text:p text:style-name="P14"><text:span text:style-name="T7">Signature(s) of Judicial Manager(s) giving noti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6mm" draw:distance="0.56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1.06mm" fo:page-height="254.76mm" style:num-format="1" style:print-orientation="portrait" fo:margin-top="3.53mm" fo:margin-bottom="24.57mm" fo:margin-left="10.23mm" fo:margin-right="30.3mm" style:writing-mode="lr-tb" style:layout-grid-color="#c0c0c0" style:layout-grid-lines="2266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8:06:00</meta:creation-date>
    <dc:date>2015-12-21T08:10:00</dc:date>
    <meta:editing-duration>PT3S</meta:editing-duration>
    <meta:generator>LibreOffice/3.5$Linux_X86_64 LibreOffice_project/350m1$Build-2</meta:generator>
    <meta:document-statistic meta:table-count="1" meta:image-count="0" meta:object-count="0" meta:page-count="1" meta:paragraph-count="19" meta:word-count="89" meta:character-count="540" meta:non-whitespace-character-count="4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